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.922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9" style:family="table-cell" style:parent-style-name="Default"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0" table:number-columns-repeated="3"/>
          <table:table-cell table:number-columns-repeated="2"/>
          <table:table-cell table:style-name="ce55" table:formula="of:=MID([.$B$13];[.B15];1)" office:value-type="string" office:string-value="0" calcext:value-type="string">
            <text:p>0</text:p>
          </table:table-cell>
          <table:table-cell table:style-name="ce58" table:formula="of:=MID([.$B$13];[.C15];1)" office:value-type="string" office:string-value="7" calcext:value-type="string">
            <text:p>7</text:p>
          </table:table-cell>
          <table:table-cell table:style-name="ce61" table:formula="of:=MID([.$B$13];[.D15];1)" office:value-type="string" office:string-value="0" calcext:value-type="string">
            <text:p>0</text:p>
          </table:table-cell>
          <table:table-cell table:style-name="ce55" table:formula="of:=MID([.$B$13];[.E15];1)" office:value-type="string" office:string-value="0" calcext:value-type="string">
            <text:p>0</text:p>
          </table:table-cell>
          <table:table-cell table:style-name="ce58" table:formula="of:=MID([.$B$13];[.F15];1)" office:value-type="string" office:string-value="2" calcext:value-type="string">
            <text:p>2</text:p>
          </table:table-cell>
          <table:table-cell table:style-name="ce61" table:formula="of:=MID([.$B$13];[.G15];1)" office:value-type="string" office:string-value="0" calcext:value-type="string">
            <text:p>0</text:p>
          </table:table-cell>
          <table:table-cell table:style-name="ce55" table:formula="of:=MID([.$B$13];[.H15];1)" office:value-type="string" office:string-value="9" calcext:value-type="string">
            <text:p>9</text:p>
          </table:table-cell>
          <table:table-cell table:style-name="ce58" table:formula="of:=MID([.$B$13];[.I15];1)" office:value-type="string" office:string-value="3" calcext:value-type="string">
            <text:p>3</text:p>
          </table:table-cell>
          <table:table-cell table:style-name="ce61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50" table:number-columns-repeated="10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6];1)" office:value-type="string" office:string-value="0" calcext:value-type="string">
            <text:p>0</text:p>
          </table:table-cell>
          <table:table-cell table:style-name="ce59" table:formula="of:=MID([.$B$13];[.C16];1)" office:value-type="string" office:string-value="5" calcext:value-type="string">
            <text:p>5</text:p>
          </table:table-cell>
          <table:table-cell table:style-name="ce62" table:formula="of:=MID([.$B$13];[.D16];1)" office:value-type="string" office:string-value="0" calcext:value-type="string">
            <text:p>0</text:p>
          </table:table-cell>
          <table:table-cell table:style-name="ce56" table:formula="of:=MID([.$B$13];[.E16];1)" office:value-type="string" office:string-value="0" calcext:value-type="string">
            <text:p>0</text:p>
          </table:table-cell>
          <table:table-cell table:style-name="ce59" table:formula="of:=MID([.$B$13];[.F16];1)" office:value-type="string" office:string-value="0" calcext:value-type="string">
            <text:p>0</text:p>
          </table:table-cell>
          <table:table-cell table:style-name="ce62" table:formula="of:=MID([.$B$13];[.G16];1)" office:value-type="string" office:string-value="3" calcext:value-type="string">
            <text:p>3</text:p>
          </table:table-cell>
          <table:table-cell table:style-name="ce56" table:formula="of:=MID([.$B$13];[.H16];1)" office:value-type="string" office:string-value="0" calcext:value-type="string">
            <text:p>0</text:p>
          </table:table-cell>
          <table:table-cell table:style-name="ce59" table:formula="of:=MID([.$B$13];[.I16];1)" office:value-type="string" office:string-value="4" calcext:value-type="string">
            <text:p>4</text:p>
          </table:table-cell>
          <table:table-cell table:style-name="ce62" table:formula="of:=MID([.$B$13];[.J16];1)" office:value-type="string" office:string-value="7" calcext:value-type="string">
            <text:p>7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17];1)" office:value-type="string" office:string-value="6" calcext:value-type="string">
            <text:p>6</text:p>
          </table:table-cell>
          <table:table-cell table:style-name="ce60" table:formula="of:=MID([.$B$13];[.C17];1)" office:value-type="string" office:string-value="0" calcext:value-type="string">
            <text:p>0</text:p>
          </table:table-cell>
          <table:table-cell table:style-name="ce63" table:formula="of:=MID([.$B$13];[.D17];1)" office:value-type="string" office:string-value="0" calcext:value-type="string">
            <text:p>0</text:p>
          </table:table-cell>
          <table:table-cell table:style-name="ce57" table:formula="of:=MID([.$B$13];[.E17];1)" office:value-type="string" office:string-value="0" calcext:value-type="string">
            <text:p>0</text:p>
          </table:table-cell>
          <table:table-cell table:style-name="ce60" table:formula="of:=MID([.$B$13];[.F17];1)" office:value-type="string" office:string-value="5" calcext:value-type="string">
            <text:p>5</text:p>
          </table:table-cell>
          <table:table-cell table:style-name="ce63" table:formula="of:=MID([.$B$13];[.G17];1)" office:value-type="string" office:string-value="0" calcext:value-type="string">
            <text:p>0</text:p>
          </table:table-cell>
          <table:table-cell table:style-name="ce57" table:formula="of:=MID([.$B$13];[.H17];1)" office:value-type="string" office:string-value="0" calcext:value-type="string">
            <text:p>0</text:p>
          </table:table-cell>
          <table:table-cell table:style-name="ce60" table:formula="of:=MID([.$B$13];[.I17];1)" office:value-type="string" office:string-value="2" calcext:value-type="string">
            <text:p>2</text:p>
          </table:table-cell>
          <table:table-cell table:style-name="ce63" table:formula="of:=MID([.$B$13];[.J17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18];1)" office:value-type="string" office:string-value="3" calcext:value-type="string">
            <text:p>3</text:p>
          </table:table-cell>
          <table:table-cell table:style-name="ce58" table:formula="of:=MID([.$B$13];[.C18];1)" office:value-type="string" office:string-value="0" calcext:value-type="string">
            <text:p>0</text:p>
          </table:table-cell>
          <table:table-cell table:style-name="ce61" table:formula="of:=MID([.$B$13];[.D18];1)" office:value-type="string" office:string-value="2" calcext:value-type="string">
            <text:p>2</text:p>
          </table:table-cell>
          <table:table-cell table:style-name="ce55" table:formula="of:=MID([.$B$13];[.E18];1)" office:value-type="string" office:string-value="0" calcext:value-type="string">
            <text:p>0</text:p>
          </table:table-cell>
          <table:table-cell table:style-name="ce58" table:formula="of:=MID([.$B$13];[.F18];1)" office:value-type="string" office:string-value="0" calcext:value-type="string">
            <text:p>0</text:p>
          </table:table-cell>
          <table:table-cell table:style-name="ce64" table:formula="of:=MID([.$B$13];[.G18];1)" office:value-type="string" office:string-value="1" calcext:value-type="string">
            <text:p>1</text:p>
          </table:table-cell>
          <table:table-cell table:style-name="ce55" table:formula="of:=MID([.$B$13];[.H18];1)" office:value-type="string" office:string-value="0" calcext:value-type="string">
            <text:p>0</text:p>
          </table:table-cell>
          <table:table-cell table:style-name="ce58" table:formula="of:=MID([.$B$13];[.I18];1)" office:value-type="string" office:string-value="0" calcext:value-type="string">
            <text:p>0</text:p>
          </table:table-cell>
          <table:table-cell table:style-name="ce61" table:formula="of:=MID([.$B$13];[.J18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9];1)" office:value-type="string" office:string-value="0" calcext:value-type="string">
            <text:p>0</text:p>
          </table:table-cell>
          <table:table-cell table:style-name="ce59" table:formula="of:=MID([.$B$13];[.C19];1)" office:value-type="string" office:string-value="0" calcext:value-type="string">
            <text:p>0</text:p>
          </table:table-cell>
          <table:table-cell table:style-name="ce62" table:formula="of:=MID([.$B$13];[.D19];1)" office:value-type="string" office:string-value="0" calcext:value-type="string">
            <text:p>0</text:p>
          </table:table-cell>
          <table:table-cell table:style-name="ce56" table:formula="of:=MID([.$B$13];[.E19];1)" office:value-type="string" office:string-value="4" calcext:value-type="string">
            <text:p>4</text:p>
          </table:table-cell>
          <table:table-cell table:style-name="ce59" table:formula="of:=MID([.$B$13];[.F19];1)" office:value-type="string" office:string-value="0" calcext:value-type="string">
            <text:p>0</text:p>
          </table:table-cell>
          <table:table-cell table:style-name="ce62" table:formula="of:=MID([.$B$13];[.G19];1)" office:value-type="string" office:string-value="0" calcext:value-type="string">
            <text:p>0</text:p>
          </table:table-cell>
          <table:table-cell table:style-name="ce56" table:formula="of:=MID([.$B$13];[.H19];1)" office:value-type="string" office:string-value="0" calcext:value-type="string">
            <text:p>0</text:p>
          </table:table-cell>
          <table:table-cell table:style-name="ce59" table:formula="of:=MID([.$B$13];[.I19];1)" office:value-type="string" office:string-value="0" calcext:value-type="string">
            <text:p>0</text:p>
          </table:table-cell>
          <table:table-cell table:style-name="ce62" table:formula="of:=MID([.$B$13];[.J19];1)" office:value-type="string" office:string-value="9" calcext:value-type="string">
            <text:p>9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0];1)" office:value-type="string" office:string-value="0" calcext:value-type="string">
            <text:p>0</text:p>
          </table:table-cell>
          <table:table-cell table:style-name="ce60" table:formula="of:=MID([.$B$13];[.C20];1)" office:value-type="string" office:string-value="0" calcext:value-type="string">
            <text:p>0</text:p>
          </table:table-cell>
          <table:table-cell table:style-name="ce63" table:formula="of:=MID([.$B$13];[.D20];1)" office:value-type="string" office:string-value="0" calcext:value-type="string">
            <text:p>0</text:p>
          </table:table-cell>
          <table:table-cell table:style-name="ce57" table:formula="of:=MID([.$B$13];[.E20];1)" office:value-type="string" office:string-value="0" calcext:value-type="string">
            <text:p>0</text:p>
          </table:table-cell>
          <table:table-cell table:style-name="ce60" table:formula="of:=MID([.$B$13];[.F20];1)" office:value-type="string" office:string-value="0" calcext:value-type="string">
            <text:p>0</text:p>
          </table:table-cell>
          <table:table-cell table:style-name="ce63" table:formula="of:=MID([.$B$13];[.G20];1)" office:value-type="string" office:string-value="0" calcext:value-type="string">
            <text:p>0</text:p>
          </table:table-cell>
          <table:table-cell table:style-name="ce57" table:formula="of:=MID([.$B$13];[.H20];1)" office:value-type="string" office:string-value="0" calcext:value-type="string">
            <text:p>0</text:p>
          </table:table-cell>
          <table:table-cell table:style-name="ce60" table:formula="of:=MID([.$B$13];[.I20];1)" office:value-type="string" office:string-value="7" calcext:value-type="string">
            <text:p>7</text:p>
          </table:table-cell>
          <table:table-cell table:style-name="ce63" table:formula="of:=MID([.$B$13];[.J20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21];1)" office:value-type="string" office:string-value="0" calcext:value-type="string">
            <text:p>0</text:p>
          </table:table-cell>
          <table:table-cell table:style-name="ce58" table:formula="of:=MID([.$B$13];[.C21];1)" office:value-type="string" office:string-value="6" calcext:value-type="string">
            <text:p>6</text:p>
          </table:table-cell>
          <table:table-cell table:style-name="ce61" table:formula="of:=MID([.$B$13];[.D21];1)" office:value-type="string" office:string-value="0" calcext:value-type="string">
            <text:p>0</text:p>
          </table:table-cell>
          <table:table-cell table:style-name="ce55" table:formula="of:=MID([.$B$13];[.E21];1)" office:value-type="string" office:string-value="1" calcext:value-type="string">
            <text:p>1</text:p>
          </table:table-cell>
          <table:table-cell table:style-name="ce58" table:formula="of:=MID([.$B$13];[.F21];1)" office:value-type="string" office:string-value="0" calcext:value-type="string">
            <text:p>0</text:p>
          </table:table-cell>
          <table:table-cell table:style-name="ce61" table:formula="of:=MID([.$B$13];[.G21];1)" office:value-type="string" office:string-value="0" calcext:value-type="string">
            <text:p>0</text:p>
          </table:table-cell>
          <table:table-cell table:style-name="ce55" table:formula="of:=MID([.$B$13];[.H21];1)" office:value-type="string" office:string-value="0" calcext:value-type="string">
            <text:p>0</text:p>
          </table:table-cell>
          <table:table-cell table:style-name="ce58" table:formula="of:=MID([.$B$13];[.I21];1)" office:value-type="string" office:string-value="8" calcext:value-type="string">
            <text:p>8</text:p>
          </table:table-cell>
          <table:table-cell table:style-name="ce61" table:formula="of:=MID([.$B$13];[.J21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22];1)" office:value-type="string" office:string-value="0" calcext:value-type="string">
            <text:p>0</text:p>
          </table:table-cell>
          <table:table-cell table:style-name="ce59" table:formula="of:=MID([.$B$13];[.C22];1)" office:value-type="string" office:string-value="0" calcext:value-type="string">
            <text:p>0</text:p>
          </table:table-cell>
          <table:table-cell table:style-name="ce62" table:formula="of:=MID([.$B$13];[.D22];1)" office:value-type="string" office:string-value="0" calcext:value-type="string">
            <text:p>0</text:p>
          </table:table-cell>
          <table:table-cell table:style-name="ce56" table:formula="of:=MID([.$B$13];[.E22];1)" office:value-type="string" office:string-value="0" calcext:value-type="string">
            <text:p>0</text:p>
          </table:table-cell>
          <table:table-cell table:style-name="ce59" table:formula="of:=MID([.$B$13];[.F22];1)" office:value-type="string" office:string-value="0" calcext:value-type="string">
            <text:p>0</text:p>
          </table:table-cell>
          <table:table-cell table:style-name="ce62" table:formula="of:=MID([.$B$13];[.G22];1)" office:value-type="string" office:string-value="0" calcext:value-type="string">
            <text:p>0</text:p>
          </table:table-cell>
          <table:table-cell table:style-name="ce56" table:formula="of:=MID([.$B$13];[.H22];1)" office:value-type="string" office:string-value="0" calcext:value-type="string">
            <text:p>0</text:p>
          </table:table-cell>
          <table:table-cell table:style-name="ce59" table:formula="of:=MID([.$B$13];[.I22];1)" office:value-type="string" office:string-value="9" calcext:value-type="string">
            <text:p>9</text:p>
          </table:table-cell>
          <table:table-cell table:style-name="ce62" table:formula="of:=MID([.$B$13];[.J22];1)" office:value-type="string" office:string-value="1" calcext:value-type="string">
            <text:p>1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3];1)" office:value-type="string" office:string-value="4" calcext:value-type="string">
            <text:p>4</text:p>
          </table:table-cell>
          <table:table-cell table:style-name="ce60" table:formula="of:=MID([.$B$13];[.C23];1)" office:value-type="string" office:string-value="0" calcext:value-type="string">
            <text:p>0</text:p>
          </table:table-cell>
          <table:table-cell table:style-name="ce63" table:formula="of:=MID([.$B$13];[.D23];1)" office:value-type="string" office:string-value="7" calcext:value-type="string">
            <text:p>7</text:p>
          </table:table-cell>
          <table:table-cell table:style-name="ce57" table:formula="of:=MID([.$B$13];[.E23];1)" office:value-type="string" office:string-value="0" calcext:value-type="string">
            <text:p>0</text:p>
          </table:table-cell>
          <table:table-cell table:style-name="ce60" table:formula="of:=MID([.$B$13];[.F23];1)" office:value-type="string" office:string-value="0" calcext:value-type="string">
            <text:p>0</text:p>
          </table:table-cell>
          <table:table-cell table:style-name="ce63" table:formula="of:=MID([.$B$13];[.G23];1)" office:value-type="string" office:string-value="2" calcext:value-type="string">
            <text:p>2</text:p>
          </table:table-cell>
          <table:table-cell table:style-name="ce57" table:formula="of:=MID([.$B$13];[.H23];1)" office:value-type="string" office:string-value="0" calcext:value-type="string">
            <text:p>0</text:p>
          </table:table-cell>
          <table:table-cell table:style-name="ce60" table:formula="of:=MID([.$B$13];[.I23];1)" office:value-type="string" office:string-value="0" calcext:value-type="string">
            <text:p>0</text:p>
          </table:table-cell>
          <table:table-cell table:style-name="ce63" table:formula="of:=MID([.$B$13];[.J23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1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54"/>
          <table:covered-table-cell table:style-name="ce65"/>
          <table:table-cell table:style-name="ce66" table:formula="of:=IF([.U13]=81;1;0)" office:value-type="float" office:value="1" calcext:value-type="float">
            <text:p>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 table:number-columns-spanned="19" table:number-rows-spanned="1">
            <text:p>070020930050003047600050020302001000000400009000000070060100080000000091407002000</text:p>
          </table:table-cell>
          <table:covered-table-cell table:number-columns-repeated="17" table:style-name="ce54"/>
          <table:covered-table-cell table:style-name="ce65"/>
          <table:table-cell table:style-name="ce67" table:formula="of:=LEN([.B13])" office:value-type="float" office:value="81" calcext:value-type="float">
            <text:p>8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0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50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3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number-columns-repeated="2" table:default-cell-style-name="ce41"/>
        <table:table-column table:style-name="co10" table:default-cell-style-name="ce41"/>
        <table:table-column table:style-name="co11" table:number-columns-repeated="1014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nam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/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0006000045000200100080099007000080020500030006000000000270060000300107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6" calcext:value-type="float">
            <text:p>5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20930050003047600050020302001000000400009000000070060100080000000091407002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4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string" calcext:value-type="string">
            <text:p>FH NS HS L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300701000600000620450000040000100085000000000290040050010590200000006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4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6" calcext:value-type="float">
            <text:p>4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906009020004035000008100200060003000759000010000000000600420008305000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/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4006009080010000003020450000000002056000780100000000025030100000040060900500307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220" calcext:value-type="float">
            <text:p>2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50000070005001000400010060040100600004620000800302008003000200030070005000007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7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424" calcext:value-type="float">
            <text:p>42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50102007905000060010000000006307056029040340000000003007000020740090901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600023890000417000000000000000205002056304003080000000000000006170000228700031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6" calcext:value-type="float">
            <text:p>39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4900800090070060100003610300008009020040000005600001070000070002400400001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54" calcext:value-type="float">
            <text:p>35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792008000860105006300000000000070702080309040000000000008200608071000200639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6" calcext:value-type="float">
            <text:p>6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0040370000509007060000108002400000100000640020900001070030900007103000009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4" calcext:value-type="float">
            <text:p>7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390000579000001300000809050000257000008430000406010000024000004680000682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3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12" calcext:value-type="float">
            <text:p>31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0910650000108000003027000070000010200060300000500001809000006080000470530009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180940400000672000000100000590060000400003001800000900000017100000806805300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86" calcext:value-type="float">
            <text:p>3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406003009000020000000001000800400060000010003002009702030000040000500500709008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80000069200402000000800081000007002030060000073000400000090500412000003008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500100000286002000000000000060005300000070800900406000000810053000000000093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66" calcext:value-type="float">
            <text:p>6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7540005080103007002000600100000070058009003000604000900000180020000000003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60004060002030007000502000600000100030000040006050003000109000204000800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0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6" calcext:value-type="float">
            <text:p>8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300014000000230000520060050067800000000000003940050080079000071000000560003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30004006408000200000100009080370020000020090020840050000500008501000700090006005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0" calcext:value-type="float">
            <text:p>5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4000005000040100350020400700000008506100000008006090027005020000300000600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067050000006100000138000039800400000000000600523000042900000790000003086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000002100000040008090005070100600300200209040007090003000000760000000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5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80" calcext:value-type="float">
            <text:p>9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6005000300001200040500601030700406000006700005003000209002060000800000001009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4" calcext:value-type="float">
            <text:p>83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5948000740000390002000010000400001200590073000600209029000047600000130037264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The Moon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7])" office:value-type="float" office:value="81" calcext:value-type="float">
            <text:p>81</text:p>
          </table:table-cell>
          <table:table-cell table:style-name="ce42" office:value-type="string" calcext:value-type="string">
            <text:p>Derek Neal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92" calcext:value-type="float">
            <text:p>79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0000050049010000030504000700001340600900702310000500020803000006025001000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66" calcext:value-type="float">
            <text:p>7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000000560390008400027003010005050003000206000501001900056000840270000006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Unfair</text:p>
          </table:table-cell>
          <table:table-cell table:style-name="ce42" office:value-type="float" office:value="946" calcext:value-type="float">
            <text:p>9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1008001002074000000060322100005030000000004050000187304000000086010040090080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3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52" calcext:value-type="float">
            <text:p>75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809001400000007069000450006050800000103000008070200014000370600000002500307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4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42" calcext:value-type="float">
            <text:p>74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450000000027000080008900600000000591000600042300000000600410005000089000000008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5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2" calcext:value-type="float">
            <text:p>88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900050000020800420001000780030006070109000900670003000750020800000300034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6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680" calcext:value-type="float">
            <text:p>6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400000058000600009000207000007000680000000000012000300000304000500001000690000002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7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4" calcext:value-type="float">
            <text:p>60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40050020009603700001000200020000010006000300003907600010020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8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94" calcext:value-type="float">
            <text:p>9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69000100000700490703008020000020001030004050008000004010070505800300000900042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9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0" calcext:value-type="float">
            <text:p>39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10000700005000030700200004090010020004003008020000300601000080000300001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10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206" calcext:value-type="float">
            <text:p>12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70000054001089006005020100009030000200002060000403070090018040013000002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164" calcext:value-type="float">
            <text:p>11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30402070008060100090100020005030400040007050003050700020709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22" calcext:value-type="float">
            <text:p>72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500200040000603000030009007003007000007008000600000020080000003000400600000100500</text:p>
          </table:table-cell>
          <table:table-cell table:style-name="ce38" office:value-type="date" office:date-value="2022-02-19" calcext:value-type="date">
            <text:p>2022-02-19</text:p>
          </table:table-cell>
          <table:table-cell table:style-name="ce38" office:value-type="string" calcext:value-type="string">
            <text:p>2022-02-19_youtube_ctc</text:p>
          </table:table-cell>
          <table:table-cell table:style-name="ce40" office:value-type="string" calcext:value-type="string">
            <text:p>YTB</text:p>
          </table:table-cell>
          <table:table-cell table:style-name="ce40"/>
          <table:table-cell table:style-name="ce42" table:formula="of:=LEN([.A8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094" calcext:value-type="float">
            <text:p>10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 table:number-rows-repeated="919">
          <table:table-cell table:style-name="ce36"/>
          <table:table-cell table:style-name="ce38" table:number-columns-repeated="2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5"/>
        </table:table-row>
        <table:table-row table:style-name="ro3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J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33:58.53443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2-10-27T09:26:15.031382891</dc:date>
    <meta:editing-duration>PT2H39M20S</meta:editing-duration>
    <meta:editing-cycles>17</meta:editing-cycles>
    <meta:document-statistic meta:table-count="2" meta:cell-count="849" meta:object-count="0"/>
  </office:meta>
</office:document-meta>
</file>